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 office:value-type="float" office:value="65">
            <text:p>65</text:p>
          </table:table-cell>
          <table:table-cell office:value-type="float" office:value="166">
            <text:p>166</text:p>
          </table:table-cell>
          <table:table-cell/>
          <table:table-cell table:formula="of:=CORREL([.A1:.A10];[.B1:.B10])" office:value-type="float" office:value="0.680046766856127">
            <text:p>0.6800467669</text:p>
          </table:table-cell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95">
            <text:p>195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/>
          <table:table-cell table:number-matrix-columns-spanned="2" table:number-matrix-rows-spanned="1" table:formula="of:=LINEST([.A1:.A10];[.B1:.B10];1;0)" office:value-type="float" office:value="0.776147183048178">
            <text:p>0.776147183</text:p>
          </table:table-cell>
          <table:table-cell office:value-type="float" office:value="-54.6380556947527">
            <text:p>-54.638055694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193">
            <text:p>193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/>
          <table:table-cell table:number-matrix-columns-spanned="2" table:number-matrix-rows-spanned="1" table:formula="of:=LINEST([.B1:.B10];[.A1:.A10];1;0)" office:value-type="float" office:value="0.595845240712244">
            <text:p>0.5958452407</text:p>
          </table:table-cell>
          <table:table-cell office:value-type="float" office:value="133.558914047043">
            <text:p>133.558914047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194">
            <text:p>194</text:p>
          </table:table-cell>
          <table:table-cell table:number-columns-repeated="3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97">
            <text:p>197</text:p>
          </table:table-cell>
          <table:table-cell/>
          <table:table-cell table:formula="of:=[.D1]*[.A12]/[.B12]" office:value-type="float" office:value="0.776147183048178">
            <text:p>0.776147183</text:p>
          </table:table-cell>
          <table:table-cell table:formula="of:=AVERAGE([.A1:.A10])-[.D8]*AVERAGE([.B1:.B10])" office:value-type="float" office:value="-54.6380556947527">
            <text:p>-54.6380556948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197">
            <text:p>197</text:p>
          </table:table-cell>
          <table:table-cell table:number-columns-repeated="3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table:formula="of:=STDEV([.A1:.A10])" office:value-type="float" office:value="14.218923228493">
            <text:p>14.2189232285</text:p>
          </table:table-cell>
          <table:table-cell table:formula="of:=STDEV([.B1:.B10])" office:value-type="float" office:value="12.4583751392833">
            <text:p>12.4583751393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6:48:36</meta:creation-date>
    <meta:editing-duration>P0D</meta:editing-duration>
    <meta:editing-cycles>2</meta:editing-cycles>
    <meta:generator>LibreOffice/3.5$Linux_X86_64 LibreOffice_project/350m1$Build-2</meta:generator>
    <meta:initial-creator>michal </meta:initial-creator>
    <dc:date>2014-04-08T16:57:13</dc:date>
    <dc:creator>michal </dc:creator>
    <meta:document-statistic meta:table-count="3" meta:cell-count="29" meta:object-count="0"/>
  </office:meta>
</office:document-meta>
</file>